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Brödtext" style:list-style-name="WWNum1"/>
    <style:style style:name="P3" style:family="paragraph" style:parent-style-name="Rubrik_20_1" style:master-page-name="Standard">
      <style:paragraph-properties fo:margin-top="0.1665in" fo:margin-bottom="0.0835in" style:page-number="auto"/>
    </style:style>
    <style:style style:name="T1" style:family="text">
      <style:text-properties style:font-name-asian="Nimbus Sans 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se case: Walking on fire</text:span></text:p>
      <text:p text:style-name="Brödtext">Short description: Player dies by walking to a tile where there is fire</text:p>
      <text:p text:style-name="Brödtext">Priority: High</text:p>
      <text:p text:style-name="Brödtext">Includes: UC Explode Bomb, UC Move</text:p>
      <text:p text:style-name="Brödtext">Participating actors</text:p>
      <text:list xml:id="list6504248667217682631" text:style-name="WWNum1">
        <text:list-item>
          <text:p text:style-name="P2">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mb explodes on a tile.</text:p>
          </table:table-cell>
        </table:table-row>
        <table:table-row table:style-name="Table1.1">
          <table:table-cell table:style-name="Table1.A1" office:value-type="string">
            <text:p text:style-name="P1"><text:bookmark text:name="_GoBack"/></text:p>
          </table:table-cell>
          <table:table-cell table:style-name="Table1.A1" office:value-type="string">
            <text:p text:style-name="P1">Fire is spreading (See UC_FireSpreading)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layer 1 is moving (using UC Move) to a tile on which the fire has spread to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GameOverState is shown</text:p>
          </table:table-cell>
        </table:table-row>
      </table:table>
      <text:p text:style-name="Brödtext"/>
      <text:p text:style-name="Brödtext">Alternate flow:</text:p>
      <text:p text:style-name="Brödtext">Not available</text:p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8S</meta:editing-duration>
    <meta:editing-cycles>14</meta:editing-cycles>
    <meta:generator>OpenOffice.org/3.4$Win32 OpenOffice.org_project/340m1$Build-9590</meta:generator>
    <dc:date>2012-05-21T14:24:11.85</dc:date>
    <meta:document-statistic meta:table-count="1" meta:image-count="0" meta:object-count="0" meta:page-count="1" meta:paragraph-count="17" meta:word-count="77" meta:character-count="431"/>
    <meta:user-defined meta:name="Info 1"/>
    <meta:user-defined meta:name="Info 2"/>
    <meta:user-defined meta:name="Info 3"/>
    <meta:user-defined meta:name="Info 4"/>
  </office:meta>
</office:document-meta>
</file>